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Ref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ActionGrammarPart2.get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ForwardGrammar.get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Forward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.getActionName( AnnotationInstance annotation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Part2.SimpleActionGrammarPar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RefType.ForwardRef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ForwardGrammar.SimpleActionForwardGrammar( CoreAnnotationProcessorEnv env , Diagnostics diags , String requiredRuntimeVersion , RuntimeVersionChecker runtimeVersionChecke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.onBeginCheck( AnnotationInstance annotation , AnnotationInstance [ ] parentAnnotations , MemberDeclaration class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ActionGrammar.getFormBeanType( AnnotationInstance annotation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.SimpleActionGrammar( CoreAnnotationProcessorEnv env , Diagnostics diags , RuntimeVersionChecker rvc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ActionForwardNameType.SimpleActionForward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GrammarPart2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